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3" style:family="table-cell" style:parent-style-name="Default"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1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8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7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9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7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7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8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1" style:family="table-cell" style:parent-style-name="Default">
      <style:text-properties style:font-name="Liberation Sans" fo:font-size="8pt" style:font-size-asian="8pt" style:font-size-complex="8pt"/>
    </style:style>
    <style:style style:name="ce459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0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66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7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9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0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2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4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7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7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78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79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0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3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6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89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90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91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498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1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02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3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6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0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2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>
      <style:text-properties style:font-name="Liberation Sans" fo:font-size="10pt" style:font-size-asian="10pt" style:font-size-complex="10pt"/>
    </style:style>
    <style:style style:name="ce5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4" style:family="table-cell" style:parent-style-name="Default">
      <style:text-properties fo:font-size="8pt" style:font-size-asian="8pt" style:font-size-complex="8pt"/>
    </style:style>
    <style:style style:name="ce3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3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3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3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4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4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4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1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35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6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7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2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8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39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9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40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4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40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1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2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1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2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3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5" style:family="table-cell" style:parent-style-name="Default">
      <style:text-properties style:font-name="Liberation Sans" fo:font-size="8pt" style:font-size-asian="8pt" style:font-size-complex="8pt"/>
    </style:style>
    <style:style style:name="ce446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4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48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9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1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2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4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6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5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63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16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17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8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1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1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4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7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8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9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2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5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6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3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3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40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1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4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0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ext-properties style:font-name="Liberation Sans" fo:font-size="10pt" style:font-size-asian="10pt" style:font-size-complex="10pt"/>
    </style:style>
    <style:style style:name="ce5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qf</text:p>
          </table:table-cell>
          <table:table-cell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334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begins-with(&quot;r&quot;)" calcext:base-cell-address="Template.E1"/>
            <calcext:condition calcext:apply-style-name="Blue" calcext:value="begins-with(&quot;b&quot;)" calcext:base-cell-address="Template.E1"/>
          </calcext:conditional-format>
          <calcext:conditional-format calcext:target-range-address="Template.A1:Template.AMJ2 Template.A14:Template.AMJ1048576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6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6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6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6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6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6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6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6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6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6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6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6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office:forms form:automatic-focus="false" form:apply-design-mode="false"/>
        <table:table-column table:style-name="co1" table:number-columns-repeated="3" table:default-cell-style-name="ce337"/>
        <table:table-column table:style-name="co2" table:default-cell-style-name="ce337"/>
        <table:table-column table:style-name="co1" table:default-cell-style-name="ce341"/>
        <table:table-column table:style-name="co1" table:default-cell-style-name="ce337"/>
        <table:table-column table:style-name="co1" table:default-cell-style-name="ce345"/>
        <table:table-column table:style-name="co1" table:default-cell-style-name="ce348"/>
        <table:table-column table:style-name="co3" table:default-cell-style-name="ce352"/>
        <table:table-column table:style-name="co3" table:default-cell-style-name="ce337"/>
        <table:table-column table:style-name="co1" table:default-cell-style-name="ce358"/>
        <table:table-column table:style-name="co1" table:default-cell-style-name="ce355"/>
        <table:table-column table:style-name="co1" table:default-cell-style-name="ce365"/>
        <table:table-column table:style-name="co1" table:default-cell-style-name="ce362"/>
        <table:table-column table:style-name="co4" table:default-cell-style-name="ce366"/>
        <table:table-column table:style-name="co1" table:default-cell-style-name="ce366"/>
        <table:table-column table:style-name="co1" table:default-cell-style-name="ce372"/>
        <table:table-column table:style-name="co1" table:default-cell-style-name="ce375"/>
        <table:table-column table:style-name="co1" table:default-cell-style-name="ce383"/>
        <table:table-column table:style-name="co5" table:default-cell-style-name="ce386"/>
        <table:table-column table:style-name="co6" table:default-cell-style-name="ce337"/>
        <table:table-column table:style-name="co1" table:number-columns-repeated="1002" table:default-cell-style-name="ce337"/>
        <table:table-column table:style-name="co1" table:default-cell-style-name="ce382"/>
        <table:table-row table:style-name="ro1">
          <table:table-cell table:style-name="ce335" office:value-type="string" calcext:value-type="string" table:number-columns-spanned="6" table:number-rows-spanned="1">
            <text:p>Prematch</text:p>
          </table:table-cell>
          <table:covered-table-cell table:number-columns-repeated="3" table:style-name="ce338"/>
          <table:covered-table-cell table:style-name="ce339"/>
          <table:covered-table-cell table:style-name="ce338"/>
          <table:table-cell table:style-name="ce343" office:value-type="string" calcext:value-type="string" table:number-columns-spanned="3" table:number-rows-spanned="1">
            <text:p>Autonomous</text:p>
          </table:table-cell>
          <table:covered-table-cell table:style-name="ce346"/>
          <table:covered-table-cell table:style-name="ce349"/>
          <table:table-cell table:style-name="ce353" office:value-type="string" calcext:value-type="string" table:number-columns-spanned="5" table:number-rows-spanned="1">
            <text:p>Teleop </text:p>
          </table:table-cell>
          <table:covered-table-cell table:style-name="ce356"/>
          <table:covered-table-cell table:style-name="ce360"/>
          <table:covered-table-cell table:style-name="ce363"/>
          <table:covered-table-cell table:style-name="ce367"/>
          <table:table-cell table:style-name="ce369" office:value-type="string" calcext:value-type="string" table:number-columns-spanned="3" table:number-rows-spanned="1">
            <text:p>Endgame</text:p>
          </table:table-cell>
          <table:covered-table-cell table:style-name="ce374"/>
          <table:covered-table-cell table:style-name="ce378"/>
          <table:table-cell table:style-name="ce384" office:value-type="string" calcext:value-type="string" table:number-columns-spanned="4" table:number-rows-spanned="1">
            <text:p>Miscellaneous</text:p>
          </table:table-cell>
          <table:covered-table-cell table:style-name="ce387"/>
          <table:covered-table-cell table:style-name="ce389"/>
          <table:covered-table-cell table:style-name="ce391"/>
          <table:table-cell table:style-name="ce393" table:number-columns-repeated="1002"/>
          <table:table-cell/>
        </table:table-row>
        <table:table-row table:style-name="ro1">
          <table:table-cell table:style-name="ce336" office:value-type="string" calcext:value-type="string">
            <text:p>Scouter</text:p>
          </table:table-cell>
          <table:table-cell table:style-name="ce336" office:value-type="string" calcext:value-type="string">
            <text:p>Event</text:p>
          </table:table-cell>
          <table:table-cell table:style-name="ce336" office:value-type="string" calcext:value-type="string">
            <text:p>Match Level</text:p>
          </table:table-cell>
          <table:table-cell table:style-name="ce336" office:value-type="string" calcext:value-type="string">
            <text:p>Match #</text:p>
          </table:table-cell>
          <table:table-cell table:style-name="ce340" office:value-type="string" calcext:value-type="string">
            <text:p>Robot</text:p>
          </table:table-cell>
          <table:table-cell table:style-name="ce336" office:value-type="string" calcext:value-type="string">
            <text:p>Team #</text:p>
          </table:table-cell>
          <table:table-cell table:style-name="ce344" office:value-type="string" calcext:value-type="string">
            <text:p>Taxi</text:p>
          </table:table-cell>
          <table:table-cell table:style-name="ce347" office:value-type="string" calcext:value-type="string">
            <text:p>Cargo Scored</text:p>
          </table:table-cell>
          <table:table-cell table:style-name="ce350" office:value-type="string" calcext:value-type="string">
            <text:p>Target Goal</text:p>
          </table:table-cell>
          <table:table-cell table:style-name="ce354" office:value-type="string" calcext:value-type="string">
            <text:p>Shots Taken</text:p>
          </table:table-cell>
          <table:table-cell table:style-name="ce357" office:value-type="string" calcext:value-type="string">
            <text:p>Shot Accuracy</text:p>
          </table:table-cell>
          <table:table-cell table:style-name="ce361" office:value-type="string" calcext:value-type="string">
            <text:p>Target Goal</text:p>
          </table:table-cell>
          <table:table-cell table:style-name="ce364" office:value-type="string" calcext:value-type="string">
            <text:p>Cargo Intake</text:p>
          </table:table-cell>
          <table:table-cell table:style-name="ce368" office:value-type="string" calcext:value-type="string">
            <text:p>Shooting Spot</text:p>
          </table:table-cell>
          <table:table-cell table:style-name="ce370" office:value-type="string" calcext:value-type="string">
            <text:p>Attempted Climb</text:p>
          </table:table-cell>
          <table:table-cell table:style-name="ce370" office:value-type="string" calcext:value-type="string">
            <text:p>Successful Climb</text:p>
          </table:table-cell>
          <table:table-cell table:style-name="ce379" office:value-type="string" calcext:value-type="string">
            <text:p>Climb Time</text:p>
          </table:table-cell>
          <table:table-cell table:style-name="ce385" office:value-type="string" calcext:value-type="string">
            <text:p>Driver Skill</text:p>
          </table:table-cell>
          <table:table-cell table:style-name="ce388" office:value-type="string" calcext:value-type="string">
            <text:p>Defense Skill</text:p>
          </table:table-cell>
          <table:table-cell table:style-name="ce390" office:value-type="string" calcext:value-type="string">
            <text:p>Defense Tolerance</text:p>
          </table:table-cell>
          <table:table-cell table:style-name="ce392" office:value-type="string" calcext:value-type="string">
            <text:p>Comments</text:p>
          </table:table-cell>
          <table:table-cell table:style-name="ce394" table:number-columns-repeated="1002"/>
          <table:table-cell/>
        </table:table-row>
        <table:table-row table:style-name="ro1">
          <table:table-cell table:number-columns-repeated="8"/>
          <table:table-cell table:style-name="ce351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1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82"/>
          <table:table-cell table:number-columns-repeated="1007"/>
        </table:table-row>
        <table:table-row table:style-name="ro1">
          <table:table-cell table:number-columns-repeated="14"/>
          <table:table-cell table:style-name="ce371"/>
          <table:table-cell table:number-columns-repeated="1009"/>
        </table:table-row>
        <table:table-row table:style-name="ro1">
          <table:table-cell table:number-columns-repeated="5"/>
          <table:table-cell table:style-name="ce34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55"/>
          <table:table-cell table:style-name="ce359"/>
          <table:table-cell table:style-name="ce362"/>
          <table:table-cell table:style-name="ce366" table:number-columns-repeated="2"/>
          <table:table-cell table:style-name="ce372"/>
          <table:table-cell table:style-name="ce375"/>
          <table:table-cell table:style-name="ce383"/>
          <table:table-cell table:style-name="ce386"/>
          <table:table-cell table:style-name="ce337" table:number-columns-repeated="2"/>
          <table:table-cell/>
          <table:table-cell table:style-name="ce334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begins-with(&quot;r&quot;)" calcext:base-cell-address="'2022mabos Info'.E1"/>
            <calcext:condition calcext:apply-style-name="Blue" calcext:value="begins-with(&quot;b&quot;)" calcext:base-cell-address="'2022mabos Info'.E1"/>
          </calcext:conditional-format>
          <calcext:conditional-format calcext:target-range-address="'2022mabos Info'.A1:'2022mabos Info'.AMJ2 '2022mabos Info'.A14:'2022mabos Info'.AMJ1048576 '2022mabos Info'.A13:'2022mabos Info'.U13 '2022mabos Info'.W13:'2022mabos Info'.AMJ13 '2022mabos Info'.A8:'2022mabos Info'.AMJ12 '2022mabos Info'.A3:'2022mabos Info'.H7 '2022mabos Info'.J3:'2022mabos Info'.AMJ7 '2022mabos Info'.I4:'2022mabos Info'.I7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R14:'2022mabos Info'.T1048576 '2022mabos Info'.R1:'2022mabos Info'.T12 '2022mabos Info'.P13:'2022mabos Info'.R13">
            <calcext:condition calcext:apply-style-name="Bad" calcext:value="=&quot;Low&quot;" calcext:base-cell-address="'2022mabos Info'.P1"/>
            <calcext:condition calcext:apply-style-name="Neutral" calcext:value="=&quot;Medium&quot;" calcext:base-cell-address="'2022mabos Info'.P1"/>
            <calcext:condition calcext:apply-style-name="Good" calcext:value="=&quot;High&quot;" calcext:base-cell-address="'2022mabos Info'.P1"/>
          </calcext:conditional-format>
          <calcext:conditional-format calcext:target-range-address="'2022mabos Info'.S14:'2022mabos Info'.S1048576 '2022mabos Info'.S1:'2022mabos Info'.S12 '2022mabos Info'.Q13:'2022mabos Info'.Q13">
            <calcext:condition calcext:apply-style-name="Not Attempted" calcext:value="=&quot;Didn’t Defend&quot;" calcext:base-cell-address="'2022mabos Info'.Q1"/>
          </calcext:conditional-format>
          <calcext:conditional-format calcext:target-range-address="'2022mabos Info'.T14:'2022mabos Info'.T1048576 '2022mabos Info'.T1:'2022mabos Info'.T12 '2022mabos Info'.R13:'2022mabos Info'.R13">
            <calcext:condition calcext:apply-style-name="Not Attempted" calcext:value="=&quot;Wasn’t Defended&quot;" calcext:base-cell-address="'2022mabos Info'.R1"/>
          </calcext:conditional-format>
          <calcext:conditional-format calcext:target-range-address="'2022mabos Info'.O14:'2022mabos Info'.P1048576 '2022mabos Info'.O1:'2022mabos Info'.P12 '2022mabos Info'.M13:'2022mabos Info'.N13">
            <calcext:condition calcext:apply-style-name="Bad" calcext:value="=1" calcext:base-cell-address="'2022mabos Info'.M1"/>
            <calcext:condition calcext:apply-style-name="Neutral" calcext:value="=2" calcext:base-cell-address="'2022mabos Info'.M1"/>
            <calcext:condition calcext:apply-style-name="Neutral Good" calcext:value="=3" calcext:base-cell-address="'2022mabos Info'.M1"/>
            <calcext:condition calcext:apply-style-name="Good" calcext:value="=4" calcext:base-cell-address="'2022mabos Info'.M1"/>
          </calcext:conditional-format>
          <calcext:conditional-format calcext:target-range-address="'2022mabos Info'.Q1:'2022mabos Info'.Q8 '2022mabos Info'.Q14:'2022mabos Info'.Q1048576 '2022mabos Info'.Q10:'2022mabos Info'.Q12 '2022mabos Info'.O13:'2022mabos Info'.O13">
            <calcext:condition calcext:apply-style-name="Good" calcext:value="=&quot;0-10&quot;" calcext:base-cell-address="'2022mabos Info'.O1"/>
            <calcext:condition calcext:apply-style-name="Neutral Good" calcext:value="=&quot;10-20&quot;" calcext:base-cell-address="'2022mabos Info'.O1"/>
            <calcext:condition calcext:apply-style-name="Neutral" calcext:value="=&quot;20-30&quot;" calcext:base-cell-address="'2022mabos Info'.O1"/>
            <calcext:condition calcext:apply-style-name="Bad" calcext:value="=&quot;&gt;30&quot;" calcext:base-cell-address="'2022mabos Info'.O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L14:'2022mabos Info'.M1048576 '2022mabos Info'.L1:'2022mabos Info'.M12 '2022mabos Info'.J13:'2022mabos Info'.K13">
            <calcext:condition calcext:apply-style-name="Both" calcext:value="=&quot;Both&quot;" calcext:base-cell-address="'2022mabos Info'.J1"/>
          </calcext:conditional-format>
          <calcext:conditional-format calcext:target-range-address="'2022mabos Info'.N14:'2022mabos Info'.N1048576 '2022mabos Info'.N1:'2022mabos Info'.N12 '2022mabos Info'.L13:'2022mabos Info'.L13">
            <calcext:condition calcext:apply-style-name="Option 1" calcext:value="=&quot;Close&quot;" calcext:base-cell-address="'2022mabos Info'.L1"/>
            <calcext:condition calcext:apply-style-name="Option 2" calcext:value="=&quot;Far&quot;" calcext:base-cell-address="'2022mabos Info'.L1"/>
            <calcext:condition calcext:apply-style-name="Both" calcext:value="=&quot;Adjustable&quot;" calcext:base-cell-address="'2022mabos Info'.L1"/>
          </calcext:conditional-format>
          <calcext:conditional-format calcext:target-range-address="'2022mabos Info'.L14:'2022mabos Info'.L1048576 '2022mabos Info'.L1:'2022mabos Info'.L12 '2022mabos Info'.J13:'2022mabos Info'.J13">
            <calcext:condition calcext:apply-style-name="Option 1" calcext:value="=&quot;Low&quot;" calcext:base-cell-address="'2022mabos Info'.J1"/>
            <calcext:condition calcext:apply-style-name="Option 2" calcext:value="=&quot;High&quot;" calcext:base-cell-address="'2022mabos Info'.J1"/>
          </calcext:conditional-format>
          <calcext:conditional-format calcext:target-range-address="'2022mabos Info'.M14:'2022mabos Info'.M1048576 '2022mabos Info'.M1:'2022mabos Info'.M12 '2022mabos Info'.K13:'2022mabos Info'.K13">
            <calcext:condition calcext:apply-style-name="Option 1" calcext:value="=&quot;Terminal&quot;" calcext:base-cell-address="'2022mabos Info'.K1"/>
            <calcext:condition calcext:apply-style-name="Option 2" calcext:value="=&quot;Ground&quot;" calcext:base-cell-address="'2022mabos Info'.K1"/>
          </calcext:conditional-format>
          <calcext:conditional-format calcext:target-range-address="'2022mabos Info'.K1:'2022mabos Info'.K1048576">
            <calcext:condition calcext:apply-style-name="Bad" calcext:value="=&quot;Low&quot;" calcext:base-cell-address="'2022mabos Info'.K1"/>
            <calcext:condition calcext:apply-style-name="Neutral" calcext:value="=&quot;Medium&quot;" calcext:base-cell-address="'2022mabos Info'.K1"/>
            <calcext:condition calcext:apply-style-name="Good" calcext:value="=&quot;High&quot;" calcext:base-cell-address="'2022mabos Info'.K1"/>
            <calcext:condition calcext:apply-style-name="Bad" calcext:value="=&quot;None&quot;" calcext:base-cell-address="'2022mabos Info'.K1"/>
          </calcext:conditional-format>
          <calcext:conditional-format calcext:target-range-address="'2022mabos Info'.I1:'2022mabos Info'.I1048576">
            <calcext:condition calcext:apply-style-name="Bad" calcext:value="=&quot;None&quot;" calcext:base-cell-address="'2022mabos Info'.I1"/>
            <calcext:condition calcext:apply-style-name="Option 1" calcext:value="=&quot;Low&quot;" calcext:base-cell-address="'2022mabos Info'.I1"/>
            <calcext:condition calcext:apply-style-name="Option 2" calcext:value="=&quot;High&quot;" calcext:base-cell-address="'2022mabos Info'.I1"/>
            <calcext:condition calcext:apply-style-name="Both" calcext:value="=&quot;Both&quot;" calcext:base-cell-address="'2022mabos Info'.I1"/>
          </calcext:conditional-format>
          <calcext:conditional-format calcext:target-range-address="'2022mabos Info'.H1:'2022mabos Info'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397"/>
        <table:table-column table:style-name="co2" table:default-cell-style-name="ce397"/>
        <table:table-column table:style-name="co1" table:default-cell-style-name="ce401"/>
        <table:table-column table:style-name="co1" table:default-cell-style-name="ce397"/>
        <table:table-column table:style-name="co1" table:default-cell-style-name="ce404"/>
        <table:table-column table:style-name="co1" table:default-cell-style-name="ce397"/>
        <table:table-column table:style-name="co3" table:default-cell-style-name="ce397"/>
        <table:table-column table:style-name="co1" table:default-cell-style-name="ce397"/>
        <table:table-column table:style-name="co1" table:default-cell-style-name="ce412"/>
        <table:table-column table:style-name="co1" table:default-cell-style-name="ce415"/>
        <table:table-column table:style-name="co1" table:default-cell-style-name="ce418"/>
        <table:table-column table:style-name="co4" table:default-cell-style-name="ce421"/>
        <table:table-column table:style-name="co1" table:default-cell-style-name="ce421"/>
        <table:table-column table:style-name="co1" table:default-cell-style-name="ce426"/>
        <table:table-column table:style-name="co1" table:default-cell-style-name="ce430"/>
        <table:table-column table:style-name="co1" table:default-cell-style-name="ce433"/>
        <table:table-column table:style-name="co5" table:default-cell-style-name="ce436"/>
        <table:table-column table:style-name="co6" table:default-cell-style-name="ce397"/>
        <table:table-column table:style-name="co1" table:number-columns-repeated="1004" table:default-cell-style-name="ce397"/>
        <table:table-row table:style-name="ro1">
          <table:table-cell table:style-name="ce395" office:value-type="string" calcext:value-type="string" table:number-columns-spanned="6" table:number-rows-spanned="1">
            <text:p>Pregame</text:p>
          </table:table-cell>
          <table:covered-table-cell table:number-columns-repeated="3" table:style-name="ce398"/>
          <table:covered-table-cell table:style-name="ce399"/>
          <table:covered-table-cell table:style-name="ce398"/>
          <table:table-cell table:style-name="ce402" office:value-type="string" calcext:value-type="string" table:number-columns-spanned="2" table:number-rows-spanned="1">
            <text:p>Autonomous</text:p>
          </table:table-cell>
          <table:covered-table-cell table:style-name="ce405"/>
          <table:table-cell table:style-name="ce407" office:value-type="string" calcext:value-type="string" table:number-columns-spanned="5" table:number-rows-spanned="1">
            <text:p>Teleop </text:p>
          </table:table-cell>
          <table:covered-table-cell table:style-name="ce409"/>
          <table:covered-table-cell table:style-name="ce410"/>
          <table:covered-table-cell table:style-name="ce413"/>
          <table:covered-table-cell table:style-name="ce416"/>
          <table:table-cell table:style-name="ce419" office:value-type="string" calcext:value-type="string" table:number-columns-spanned="3" table:number-rows-spanned="1">
            <text:p>Endgame</text:p>
          </table:table-cell>
          <table:covered-table-cell table:style-name="ce423"/>
          <table:covered-table-cell table:style-name="ce424"/>
          <table:table-cell table:style-name="ce428" office:value-type="string" calcext:value-type="string" table:number-columns-spanned="4" table:number-rows-spanned="1">
            <text:p>Miscellaneous</text:p>
          </table:table-cell>
          <table:covered-table-cell table:style-name="ce431"/>
          <table:covered-table-cell table:style-name="ce434"/>
          <table:covered-table-cell table:style-name="ce437"/>
          <table:table-cell table:style-name="ce439" table:number-columns-repeated="1004"/>
        </table:table-row>
        <table:table-row table:style-name="ro1">
          <table:table-cell table:style-name="ce396" office:value-type="string" calcext:value-type="string">
            <text:p>Scouter</text:p>
          </table:table-cell>
          <table:table-cell table:style-name="ce396" office:value-type="string" calcext:value-type="string">
            <text:p>Event</text:p>
          </table:table-cell>
          <table:table-cell table:style-name="ce396" office:value-type="string" calcext:value-type="string">
            <text:p>Match Level</text:p>
          </table:table-cell>
          <table:table-cell table:style-name="ce396" office:value-type="string" calcext:value-type="string">
            <text:p>Match #</text:p>
          </table:table-cell>
          <table:table-cell table:style-name="ce400" office:value-type="string" calcext:value-type="string">
            <text:p>Alliance</text:p>
          </table:table-cell>
          <table:table-cell table:style-name="ce396" office:value-type="string" calcext:value-type="string">
            <text:p>Team #</text:p>
          </table:table-cell>
          <table:table-cell table:style-name="ce403" office:value-type="string" calcext:value-type="string">
            <text:p>Taxi</text:p>
          </table:table-cell>
          <table:table-cell table:style-name="ce406" office:value-type="string" calcext:value-type="string">
            <text:p>Cargo Scor1</text:p>
          </table:table-cell>
          <table:table-cell table:style-name="ce408" office:value-type="string" calcext:value-type="string">
            <text:p>Cargo Attempted</text:p>
          </table:table-cell>
          <table:table-cell table:style-name="ce408" office:value-type="string" calcext:value-type="string">
            <text:p>Cargo Scor1</text:p>
          </table:table-cell>
          <table:table-cell table:style-name="ce411" office:value-type="string" calcext:value-type="string">
            <text:p>Target Goal</text:p>
          </table:table-cell>
          <table:table-cell table:style-name="ce414" office:value-type="string" calcext:value-type="string">
            <text:p>Cargo Intake</text:p>
          </table:table-cell>
          <table:table-cell table:style-name="ce417" office:value-type="string" calcext:value-type="string">
            <text:p>Shooting Spot</text:p>
          </table:table-cell>
          <table:table-cell table:style-name="ce420" office:value-type="string" calcext:value-type="string">
            <text:p>Attempted Climb</text:p>
          </table:table-cell>
          <table:table-cell table:style-name="ce420" office:value-type="string" calcext:value-type="string">
            <text:p>Successful Climb</text:p>
          </table:table-cell>
          <table:table-cell table:style-name="ce425" office:value-type="string" calcext:value-type="string">
            <text:p>Climb Time</text:p>
          </table:table-cell>
          <table:table-cell table:style-name="ce429" office:value-type="string" calcext:value-type="string">
            <text:p>Driver Skill</text:p>
          </table:table-cell>
          <table:table-cell table:style-name="ce432" office:value-type="string" calcext:value-type="string">
            <text:p>Defense Skill</text:p>
          </table:table-cell>
          <table:table-cell table:style-name="ce435" office:value-type="string" calcext:value-type="string">
            <text:p>Defense Tolerance</text:p>
          </table:table-cell>
          <table:table-cell table:style-name="ce438" office:value-type="string" calcext:value-type="string">
            <text:p>Comments</text:p>
          </table:table-cell>
          <table:table-cell table:style-name="ce440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27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427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42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445"/>
        <table:table-column table:style-name="co8" table:default-cell-style-name="ce445"/>
        <table:table-column table:style-name="co7" table:number-columns-repeated="4" table:default-cell-style-name="ce445"/>
        <table:table-column table:style-name="co9" table:number-columns-repeated="2" table:default-cell-style-name="ce445"/>
        <table:table-column table:style-name="co7" table:number-columns-repeated="3" table:default-cell-style-name="ce445"/>
        <table:table-column table:style-name="co10" table:default-cell-style-name="ce445"/>
        <table:table-column table:style-name="co7" table:number-columns-repeated="1008" table:default-cell-style-name="ce445"/>
        <table:table-row table:style-name="ro1">
          <table:table-cell table:style-name="ce441" office:value-type="string" calcext:value-type="string" table:number-columns-spanned="2" table:number-rows-spanned="1">
            <text:p>Postgame</text:p>
          </table:table-cell>
          <table:covered-table-cell/>
          <table:table-cell table:style-name="ce448" office:value-type="string" calcext:value-type="string">
            <text:p>Pregame</text:p>
          </table:table-cell>
          <table:table-cell table:style-name="ce451" office:value-type="string" calcext:value-type="string" table:number-columns-spanned="2" table:number-rows-spanned="1">
            <text:p>Autonomous</text:p>
          </table:table-cell>
          <table:covered-table-cell/>
          <table:table-cell table:style-name="ce516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528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540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442" office:value-type="string" calcext:value-type="string">
            <text:p>Choice</text:p>
          </table:table-cell>
          <table:table-cell table:style-name="ce442" office:value-type="string" calcext:value-type="string">
            <text:p>Thoughts?</text:p>
          </table:table-cell>
          <table:table-cell table:style-name="ce449" office:value-type="string" calcext:value-type="string">
            <text:p>Team Number</text:p>
          </table:table-cell>
          <table:table-cell table:style-name="ce452" office:value-type="string" calcext:value-type="string">
            <text:p>Taxi</text:p>
          </table:table-cell>
          <table:table-cell table:style-name="ce452" office:value-type="string" calcext:value-type="string">
            <text:p>Cargo Scored</text:p>
          </table:table-cell>
          <table:table-cell table:style-name="ce517" office:value-type="string" calcext:value-type="string">
            <text:p>Cargo Attempted</text:p>
          </table:table-cell>
          <table:table-cell table:style-name="ce517" office:value-type="string" calcext:value-type="string">
            <text:p>Cargo Scored</text:p>
          </table:table-cell>
          <table:table-cell table:style-name="ce517" office:value-type="string" calcext:value-type="string">
            <text:p>Target Goal</text:p>
          </table:table-cell>
          <table:table-cell table:style-name="ce517" office:value-type="string" calcext:value-type="string">
            <text:p>Cargo Intake</text:p>
          </table:table-cell>
          <table:table-cell table:style-name="ce517" office:value-type="string" calcext:value-type="string">
            <text:p>Shooting Spot</text:p>
          </table:table-cell>
          <table:table-cell table:style-name="ce529" office:value-type="string" calcext:value-type="string">
            <text:p>Attempted Climb</text:p>
          </table:table-cell>
          <table:table-cell table:style-name="ce529" office:value-type="string" calcext:value-type="string">
            <text:p>Successful Climb</text:p>
          </table:table-cell>
          <table:table-cell table:style-name="ce536" office:value-type="string" calcext:value-type="string">
            <text:p>Climb Time</text:p>
          </table:table-cell>
          <table:table-cell table:style-name="ce541" office:value-type="string" calcext:value-type="string">
            <text:p>Driver Skill</text:p>
          </table:table-cell>
          <table:table-cell table:style-name="ce541" office:value-type="string" calcext:value-type="string">
            <text:p>Defense Skill</text:p>
          </table:table-cell>
          <table:table-cell table:style-name="ce541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443" office:value-type="float" office:value="0" calcext:value-type="float">
            <text:p>0</text:p>
          </table:table-cell>
          <table:table-cell table:style-name="ce446" office:value-type="float" office:value="8" calcext:value-type="float">
            <text:p>8</text:p>
          </table:table-cell>
          <table:table-cell table:style-name="ce450" office:value-type="string" calcext:value-type="string">
            <text:p>F_ 95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95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1" calcext:value-type="float">
            <text:p>1</text:p>
          </table:table-cell>
          <table:table-cell table:style-name="ce447" office:value-type="float" office:value="8" calcext:value-type="float">
            <text:p>8</text:p>
          </table:table-cell>
          <table:table-cell table:style-name="ce450" office:value-type="string" calcext:value-type="string">
            <text:p>F_ 632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632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Lots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2" calcext:value-type="float">
            <text:p>2</text:p>
          </table:table-cell>
          <table:table-cell table:style-name="ce447" office:value-type="float" office:value="8" calcext:value-type="float">
            <text:p>8</text:p>
          </table:table-cell>
          <table:table-cell table:style-name="ce450" office:value-type="string" calcext:value-type="string">
            <text:p>F_ 740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Lots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7407</text:p>
          </table:table-cell>
          <table:table-cell table:style-name="ce453" office:value-type="string" calcext:value-type="string">
            <text:p>Y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3" calcext:value-type="float">
            <text:p>3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3467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3467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4" calcext:value-type="float">
            <text:p>4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13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3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5" calcext:value-type="float">
            <text:p>5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8724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3</text:p>
          </table:table-cell>
          <table:table-cell table:style-name="ce533" office:value-type="string" calcext:value-type="string">
            <text:p>3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724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6" calcext:value-type="float">
            <text:p>6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4909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High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3"/>
          <table:table-cell table:style-name="ce446"/>
          <table:table-cell table:style-name="ce444" office:value-type="string" calcext:value-type="string">
            <text:p>Add_4909</text:p>
          </table:table-cell>
          <table:table-cell table:style-name="ce454" office:value-type="string" calcext:value-type="string">
            <text:p>Y</text:p>
          </table:table-cell>
          <table:table-cell table:style-name="ce457" office:value-type="string" calcext:value-type="string">
            <text:p>Lots(3)(1)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443"/>
          <table:table-cell table:style-name="ce446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3" office:value-type="float" office:value="7" calcext:value-type="float">
            <text:p>7</text:p>
          </table:table-cell>
          <table:table-cell table:style-name="ce446" office:value-type="float" office:value="6" calcext:value-type="float">
            <text:p>6</text:p>
          </table:table-cell>
          <table:table-cell table:style-name="ce450" office:value-type="string" calcext:value-type="string">
            <text:p>F_ 8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8</text:p>
          </table:table-cell>
          <table:table-cell table:style-name="ce455" office:value-type="string" calcext:value-type="string">
            <text:p>Y</text:p>
          </table:table-cell>
          <table:table-cell table:style-name="ce458" office:value-type="string" calcext:value-type="string">
            <text:p>None</text:p>
          </table:table-cell>
          <table:table-cell table:number-columns-repeated="2" table:style-name="ce458" office:value-type="string" calcext:value-type="string">
            <text:p>Some</text:p>
          </table:table-cell>
          <table:table-cell table:style-name="ce520" office:value-type="string" calcext:value-type="string">
            <text:p>High</text:p>
          </table:table-cell>
          <table:table-cell table:style-name="ce523" office:value-type="string" calcext:value-type="string">
            <text:p>Ground</text:p>
          </table:table-cell>
          <table:table-cell table:style-name="ce526" office:value-type="string" calcext:value-type="string">
            <text:p>Far</text:p>
          </table:table-cell>
          <table:table-cell table:style-name="ce531" office:value-type="string" calcext:value-type="string">
            <text:p>Not Attempted</text:p>
          </table:table-cell>
          <table:table-cell table:style-name="ce534" office:value-type="string" calcext:value-type="string">
            <text:p>Not Attempted</text:p>
          </table:table-cell>
          <table:table-cell table:style-name="ce538" office:value-type="string" calcext:value-type="string">
            <text:p>Not Attempted</text:p>
          </table:table-cell>
          <table:table-cell table:style-name="ce543" office:value-type="string" calcext:value-type="string">
            <text:p>Medium</text:p>
          </table:table-cell>
          <table:table-cell table:style-name="ce546" office:value-type="string" calcext:value-type="string">
            <text:p>Didn't Defend</text:p>
          </table:table-cell>
          <table:table-cell table:style-name="ce549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443"/>
          <table:table-cell table:style-name="ce446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3" office:value-type="float" office:value="8" calcext:value-type="float">
            <text:p>8</text:p>
          </table:table-cell>
          <table:table-cell table:style-name="ce446" office:value-type="float" office:value="5" calcext:value-type="float">
            <text:p>5</text:p>
          </table:table-cell>
          <table:table-cell table:style-name="ce450" office:value-type="string" calcext:value-type="string">
            <text:p>F_ 7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High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7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151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51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81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3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11</text:p>
          </table:table-cell>
          <table:table-cell table:style-name="ce453" office:value-type="string" calcext:value-type="string">
            <text:p>Y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457" office:value-type="string" calcext:value-type="string">
            <text:p>Non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3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30+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105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05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176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76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8013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013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5" calcext:value-type="float">
            <text:p>5</text:p>
          </table:table-cell>
          <table:table-cell table:style-name="ce450" office:value-type="string" calcext:value-type="string">
            <text:p>F_ 663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663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0-1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5" calcext:value-type="float">
            <text:p>5</text:p>
          </table:table-cell>
          <table:table-cell table:style-name="ce450" office:value-type="string" calcext:value-type="string">
            <text:p>F_ 4925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4925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5" calcext:value-type="float">
            <text:p>5</text:p>
          </table:table-cell>
          <table:table-cell table:style-name="ce450" office:value-type="string" calcext:value-type="string">
            <text:p>F_ 8046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046</text:p>
          </table:table-cell>
          <table:table-cell table:style-name="ce453" office:value-type="string" calcext:value-type="string">
            <text:p>N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126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26</text:p>
          </table:table-cell>
          <table:table-cell table:style-name="ce455" office:value-type="string" calcext:value-type="string">
            <text:p>Y</text:p>
          </table:table-cell>
          <table:table-cell table:style-name="ce458" office:value-type="string" calcext:value-type="string">
            <text:p>None</text:p>
          </table:table-cell>
          <table:table-cell table:number-columns-repeated="2" table:style-name="ce458" office:value-type="string" calcext:value-type="string">
            <text:p>Some</text:p>
          </table:table-cell>
          <table:table-cell table:style-name="ce520" office:value-type="string" calcext:value-type="string">
            <text:p>High</text:p>
          </table:table-cell>
          <table:table-cell table:style-name="ce523" office:value-type="string" calcext:value-type="string">
            <text:p>Ground</text:p>
          </table:table-cell>
          <table:table-cell table:style-name="ce526" office:value-type="string" calcext:value-type="string">
            <text:p>Far</text:p>
          </table:table-cell>
          <table:table-cell table:style-name="ce531" office:value-type="string" calcext:value-type="string">
            <text:p>2</text:p>
          </table:table-cell>
          <table:table-cell table:style-name="ce534" office:value-type="string" calcext:value-type="string">
            <text:p>2</text:p>
          </table:table-cell>
          <table:table-cell table:style-name="ce538" office:value-type="string" calcext:value-type="string">
            <text:p>0-10</text:p>
          </table:table-cell>
          <table:table-cell table:style-name="ce543" office:value-type="string" calcext:value-type="string">
            <text:p>Medium</text:p>
          </table:table-cell>
          <table:table-cell table:style-name="ce546" office:value-type="string" calcext:value-type="string">
            <text:p>Didn't Defend</text:p>
          </table:table-cell>
          <table:table-cell table:style-name="ce549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127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277</text:p>
          </table:table-cell>
          <table:table-cell table:style-name="ce454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1512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0-1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51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226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226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3566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3566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590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5902</text:p>
          </table:table-cell>
          <table:table-cell table:style-name="ce454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30+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6895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Medium</text:p>
          </table:table-cell>
          <table:table-cell table:style-name="ce548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6895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 table:number-rows-repeated="3">
          <table:table-cell table:style-name="ce444"/>
          <table:table-cell table:style-name="ce447"/>
          <table:table-cell table:style-name="ce444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501</text:p>
          </table:table-cell>
          <table:table-cell table:style-name="ce453" office:value-type="string" calcext:value-type="string">
            <text:p>Y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124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1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None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1721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192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1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>F_ 467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0-1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>F_ 7913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>F_ 476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Medium</text:p>
          </table:table-cell>
          <table:table-cell table:style-name="ce550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1307</text:p>
          </table:table-cell>
          <table:table-cell table:style-name="ce453" office:value-type="string" calcext:value-type="string">
            <text:p>N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1729</text:p>
          </table:table-cell>
          <table:table-cell table:style-name="ce456" office:value-type="string" calcext:value-type="string">
            <text:p>N</text:p>
          </table:table-cell>
          <table:table-cell table:style-name="ce463" office:value-type="string" calcext:value-type="string">
            <text:p>None</text:p>
          </table:table-cell>
          <table:table-cell table:number-columns-repeated="2" table:style-name="ce518" office:value-type="string" calcext:value-type="string">
            <text:p>Some</text:p>
          </table:table-cell>
          <table:table-cell table:style-name="ce521" office:value-type="string" calcext:value-type="string">
            <text:p>Low</text:p>
          </table:table-cell>
          <table:table-cell table:style-name="ce524" office:value-type="string" calcext:value-type="string">
            <text:p>Ground</text:p>
          </table:table-cell>
          <table:table-cell table:style-name="ce527" office:value-type="string" calcext:value-type="string">
            <text:p>Close</text:p>
          </table:table-cell>
          <table:table-cell table:style-name="ce532" office:value-type="string" calcext:value-type="string">
            <text:p>Not Attempted</text:p>
          </table:table-cell>
          <table:table-cell table:style-name="ce535" office:value-type="string" calcext:value-type="string">
            <text:p>Not Attempted</text:p>
          </table:table-cell>
          <table:table-cell table:style-name="ce539" office:value-type="string" calcext:value-type="string">
            <text:p>Not Attempted</text:p>
          </table:table-cell>
          <table:table-cell table:style-name="ce544" office:value-type="string" calcext:value-type="string">
            <text:p>Low</text:p>
          </table:table-cell>
          <table:table-cell table:style-name="ce547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498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1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None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High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5491</text:p>
          </table:table-cell>
          <table:table-cell table:style-name="ce453" office:value-type="string" calcext:value-type="string">
            <text:p>N</text:p>
          </table:table-cell>
          <table:table-cell table:style-name="ce457" office:value-type="string" calcext:value-type="string">
            <text:p>Get Data</text:p>
          </table:table-cell>
          <table:table-cell table:style-name="ce457" office:value-type="string" calcext:value-type="string">
            <text:p>Some</text:p>
          </table:table-cell>
          <table:table-cell table:style-name="ce457" office:value-type="string" calcext:value-type="string">
            <text:p>Non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None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6690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6762</text:p>
          </table:table-cell>
          <table:table-cell table:style-name="ce453" office:value-type="string" calcext:value-type="string">
            <text:p>N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6763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870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552"/>
        <table:table-column table:style-name="co12" table:default-cell-style-name="ce552"/>
        <table:table-column table:style-name="co7" table:number-columns-repeated="1022" table:default-cell-style-name="ce552"/>
        <table:table-row table:style-name="ro1">
          <table:table-cell table:style-name="ce551" office:value-type="float" office:value="1" calcext:value-type="float">
            <text:p>1</text:p>
          </table:table-cell>
          <table:table-cell table:style-name="ce553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551" office:value-type="float" office:value="2" calcext:value-type="float">
            <text:p>2</text:p>
          </table:table-cell>
          <table:table-cell table:style-name="ce553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551" office:value-type="float" office:value="3" calcext:value-type="float">
            <text:p>3</text:p>
          </table:table-cell>
          <table:table-cell table:style-name="ce553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551" office:value-type="float" office:value="4" calcext:value-type="float">
            <text:p>4</text:p>
          </table:table-cell>
          <table:table-cell table:style-name="ce553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551" office:value-type="float" office:value="5" calcext:value-type="float">
            <text:p>5</text:p>
          </table:table-cell>
          <table:table-cell table:style-name="ce553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551" office:value-type="float" office:value="6" calcext:value-type="float">
            <text:p>6</text:p>
          </table:table-cell>
          <table:table-cell table:style-name="ce553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551" office:value-type="float" office:value="7" calcext:value-type="float">
            <text:p>7</text:p>
          </table:table-cell>
          <table:table-cell table:style-name="ce553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551" office:value-type="float" office:value="8" calcext:value-type="float">
            <text:p>8</text:p>
          </table:table-cell>
          <table:table-cell table:style-name="ce553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551" office:value-type="float" office:value="9" calcext:value-type="float">
            <text:p>9</text:p>
          </table:table-cell>
          <table:table-cell table:style-name="ce553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551" office:value-type="float" office:value="10" calcext:value-type="float">
            <text:p>10</text:p>
          </table:table-cell>
          <table:table-cell table:style-name="ce553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551" office:value-type="float" office:value="11" calcext:value-type="float">
            <text:p>11</text:p>
          </table:table-cell>
          <table:table-cell table:style-name="ce553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551" office:value-type="float" office:value="12" calcext:value-type="float">
            <text:p>12</text:p>
          </table:table-cell>
          <table:table-cell table:style-name="ce553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551" office:value-type="float" office:value="13" calcext:value-type="float">
            <text:p>13</text:p>
          </table:table-cell>
          <table:table-cell table:style-name="ce553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551" office:value-type="float" office:value="14" calcext:value-type="float">
            <text:p>14</text:p>
          </table:table-cell>
          <table:table-cell table:style-name="ce553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551" office:value-type="float" office:value="15" calcext:value-type="float">
            <text:p>15</text:p>
          </table:table-cell>
          <table:table-cell table:style-name="ce553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551" office:value-type="float" office:value="16" calcext:value-type="float">
            <text:p>16</text:p>
          </table:table-cell>
          <table:table-cell table:style-name="ce553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551" office:value-type="float" office:value="17" calcext:value-type="float">
            <text:p>17</text:p>
          </table:table-cell>
          <table:table-cell table:style-name="ce553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551" office:value-type="float" office:value="18" calcext:value-type="float">
            <text:p>18</text:p>
          </table:table-cell>
          <table:table-cell table:style-name="ce553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551" office:value-type="float" office:value="19" calcext:value-type="float">
            <text:p>19</text:p>
          </table:table-cell>
          <table:table-cell table:style-name="ce553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551" office:value-type="float" office:value="20" calcext:value-type="float">
            <text:p>20</text:p>
          </table:table-cell>
          <table:table-cell table:style-name="ce553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551" office:value-type="float" office:value="21" calcext:value-type="float">
            <text:p>21</text:p>
          </table:table-cell>
          <table:table-cell table:style-name="ce553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551" office:value-type="float" office:value="22" calcext:value-type="float">
            <text:p>22</text:p>
          </table:table-cell>
          <table:table-cell table:style-name="ce553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551" office:value-type="float" office:value="23" calcext:value-type="float">
            <text:p>23</text:p>
          </table:table-cell>
          <table:table-cell table:style-name="ce553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551" office:value-type="float" office:value="24" calcext:value-type="float">
            <text:p>24</text:p>
          </table:table-cell>
          <table:table-cell table:style-name="ce553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8:51:26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23T18:52:23.277000000</dc:date>
    <meta:editing-duration>PT5H54M31S</meta:editing-duration>
    <meta:editing-cycles>22</meta:editing-cycles>
    <meta:generator>LibreOffice/7.3.1.3$Windows_X86_64 LibreOffice_project/a69ca51ded25f3eefd52d7bf9a5fad8c90b87951</meta:generator>
    <meta:document-statistic meta:table-count="5" meta:cell-count="4702" meta:object-count="0"/>
  </office:meta>
</office:document-meta>
</file>